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d-Term 2 Study Guide Comp122</text:p>
      <text:p text:style-name="Standard"/>
      <text:p text:style-name="Standard">1) Convert 45 to binary</text:p>
      <text:p text:style-name="Standard"/>
      <text:p text:style-name="Standard">2) Convert 45 to octal</text:p>
      <text:p text:style-name="Standard"/>
      <text:p text:style-name="Standard">3) Convert 45 to hex</text:p>
      <text:p text:style-name="Standard"/>
      <text:p text:style-name="Standard">4) Convert 10110101 to decimal</text:p>
      <text:p text:style-name="Standard"/>
      <text:p text:style-name="Standard">5) Convert 157 to decimal</text:p>
      <text:p text:style-name="Standard"/>
      <text:p text:style-name="Standard">6) Convert 8D to decimal</text:p>
      <text:p text:style-name="Standard"/>
      <text:p text:style-name="Standard">7) Give the two's complements of the following values. Each number is represented as an 8bit value.</text:p>
      <text:p text:style-name="Standard">a) 64</text:p>
      <text:p text:style-name="Standard">b) 33</text:p>
      <text:p text:style-name="Standard">c) -1</text:p>
      <text:p text:style-name="Standard"/>
      <text:p text:style-name="Standard">8) Show the representation of the following values in unsigned non-negitive and unsigned two's complement notation. Each is 8 bits.</text:p>
      <text:p text:style-name="Standard">a) 29</text:p>
      <text:p text:style-name="Standard">b) -128</text:p>
      <text:p text:style-name="Standard">c) 199</text:p>
      <text:p text:style-name="Standard"/>
      <text:p text:style-name="Standard">9) Show the representation of the following values in signed-magnitude notation and signed-two's complement notation. Including the sign bit, each number has a total of 8 bits.</text:p>
      <text:p text:style-name="Standard">a) -63</text:p>
      <text:p text:style-name="Standard">b) <text:s/>147</text:p>
      <text:p text:style-name="Standard">c) 85</text:p>
      <text:p text:style-name="Standard"/>
      <text:p text:style-name="Standard">10) What is the result of the following operations on unsigned non-negative numbers?</text:p>
      <text:p text:style-name="Standard">a) 10110100 – 01110111</text:p>
      <text:p text:style-name="Standard">b) 00111000 + 11001101</text:p>
      <text:p text:style-name="Standard">c) 10001011 + 01110100</text:p>
      <text:p text:style-name="Standard">d) 01110100 – 10001011</text:p>
      <text:p text:style-name="Standard"/>
      <text:p text:style-name="Standard">11) What is the result of the following operations on unsigned two's complement numbers?</text:p>
      <text:p text:style-name="Standard">a) 10110100 – 01110111</text:p>
      <text:p text:style-name="Standard">b) 00111000 + 11001101</text:p>
      <text:p text:style-name="Standard">c) 10001011 + 01110100</text:p>
      <text:p text:style-name="Standard">d) 01110100 – 10001011</text:p>
      <text:p text:style-name="Standard"/>
      <text:p text:style-name="Standard">12) Illustrate the decimal value 20.609375 as 32-bit IEEE floating poi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wnser Key:</text:p>
      <text:p text:style-name="Standard"/>
      <text:p text:style-name="Standard">1) 00101101</text:p>
      <text:p text:style-name="Standard">2) 55</text:p>
      <text:p text:style-name="Standard">3) 2D</text:p>
      <text:p text:style-name="Standard">4) 181</text:p>
      <text:p text:style-name="Standard">5) 111</text:p>
      <text:p text:style-name="Standard">6) 141</text:p>
      <text:p text:style-name="Standard">7) a) 01000000 --&gt; 11000000</text:p>
      <text:p text:style-name="Standard"><text:s text:c="4"/>b) 00100001 --&gt; 11011111</text:p>
      <text:p text:style-name="Standard"><text:s text:c="4"/>c) 11111111 --&gt; 00000001</text:p>
      <text:p text:style-name="Standard">8) a) UNN = 00011101 UTC = 00011101</text:p>
      <text:p text:style-name="Standard"><text:s text:c="4"/>b) UNN = OOR UTC = 10000000</text:p>
      <text:p text:style-name="Standard"><text:s text:c="4"/>c) UNN = 11000111 UTC = OOR</text:p>
      <text:p text:style-name="Standard">9) a) SM = 10111111 STC = 11000001</text:p>
      <text:p text:style-name="Standard"><text:s text:c="4"/>b) SM = OOR STC = OOR</text:p>
      <text:p text:style-name="Standard"><text:s text:c="4"/>c) SM = 01010101 STC = 01010101</text:p>
      <text:p text:style-name="Standard">10) a) 00111101</text:p>
      <text:p text:style-name="Standard"><text:s text:c="6"/>b) OOR (overflow)</text:p>
      <text:p text:style-name="Standard"><text:s text:c="6"/>c) 11111111</text:p>
      <text:p text:style-name="Standard"><text:s text:c="6"/>d) OOR (overflow)</text:p>
      <text:p text:style-name="Standard">11) a) OOR (overflow)</text:p>
      <text:p text:style-name="Standard"><text:s text:c="6"/>b) 00000101</text:p>
      <text:p text:style-name="Standard"><text:s text:c="6"/>c) 11111111</text:p>
      <text:p text:style-name="Standard"><text:s text:c="6"/>d) OOR (overflow)</text:p>
      <text:p text:style-name="Standard">12) 01000001101001001110000000000000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30S</meta:editing-duration>
    <meta:editing-cycles>8</meta:editing-cycles>
    <meta:generator>OpenOffice.org/3.4.1$Win32 OpenOffice.org_project/341m1$Build-9593</meta:generator>
    <dc:date>2013-11-17T13:55:21.86</dc:date>
    <meta:document-statistic meta:table-count="0" meta:image-count="0" meta:object-count="0" meta:page-count="2" meta:paragraph-count="55" meta:word-count="285" meta:character-count="1568"/>
    <meta:user-defined meta:name="Info 1"/>
    <meta:user-defined meta:name="Info 2"/>
    <meta:user-defined meta:name="Info 3"/>
    <meta:user-defined meta:name="Info 4"/>
  </office:meta>
</office:document-meta>
</file>